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color="#ffffff" style:font-name="Arial Black" fo:font-size="48pt" fo:font-style="normal" fo:font-weight="bold" style:font-size-asian="48pt" style:font-size-complex="48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48pt" fo:font-style="normal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ała ziemio wołaj z radości na cześć Pana,</text:span><text:span text:style-name="T1"><text:line-break/></text:span><text:span text:style-name="T1">raduj się, wesel się</text:span><text:span text:style-name="T1"><text:line-break/></text:span><text:span text:style-name="T1">Cała ziemio wołaj z radości na cześć Pana,</text:span><text:span text:style-name="T1"><text:line-break/></text:span><text:span text:style-name="T1">Alleluja, alleluja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Śpiewajcie Panu</text:span><text:span text:style-name="T1"><text:line-break/></text:span><text:span text:style-name="T1">pieśń nową</text:span><text:span text:style-name="T1"><text:line-break/></text:span><text:span text:style-name="T1">albowiem uczynił cuda</text:span><text:span text:style-name="T1"><text:line-break/></text:span><text:span text:style-name="T1">Zwycięstwo Mu zgotowała</text:span><text:span text:style-name="T1"><text:line-break/></text:span><text:span text:style-name="T1">Jego prawica i święte</text:span><text:span text:style-name="T1"><text:line-break/></text:span><text:span text:style-name="T1">ramię Jeg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ała ziemio wołaj z radości na cześć Pana,</text:span><text:span text:style-name="T1"><text:line-break/></text:span><text:span text:style-name="T1">raduj się, wesel się</text:span><text:span text:style-name="T1"><text:line-break/></text:span><text:span text:style-name="T1">Cała ziemio wołaj z radości na cześć Pana,</text:span><text:span text:style-name="T1"><text:line-break/></text:span><text:span text:style-name="T1">Alleluja, alleluja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2. Pan okazał swoje zbawienie,</text:span><text:span text:style-name="T1"><text:line-break/></text:span><text:span text:style-name="T1">na oczach pogan objawił</text:span><text:span text:style-name="T1"><text:line-break/></text:span><text:span text:style-name="T1">swą sprawiedliwość.</text:span><text:span text:style-name="T1"><text:line-break/></text:span><text:span text:style-name="T1">Wspomniał na dobroć i na wierność swoją</text:span><text:span text:style-name="T1"><text:line-break/></text:span><text:span text:style-name="T1">dla domu Izrael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ała ziemio wołaj z radości na cześć Pana,</text:span><text:span text:style-name="T1"><text:line-break/></text:span><text:span text:style-name="T1">raduj się, wesel się</text:span><text:span text:style-name="T1"><text:line-break/></text:span><text:span text:style-name="T1">Cała ziemio wołaj z radości na cześć Pana,</text:span><text:span text:style-name="T1"><text:line-break/></text:span><text:span text:style-name="T1">Alleluja, alleluja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3. Ujrzały wszystkie</text:span><text:span text:style-name="T1"><text:line-break/></text:span><text:span text:style-name="T1">krańce ziemi</text:span><text:span text:style-name="T1"><text:line-break/></text:span><text:span text:style-name="T1">Zbawienie Boga naszego.</text:span><text:span text:style-name="T1"><text:line-break/></text:span><text:span text:style-name="T1">Wołaj z radości</text:span><text:span text:style-name="T1"><text:line-break/></text:span><text:span text:style-name="T1">na cześć Pana, cała ziemio,</text:span><text:span text:style-name="T1"><text:line-break/></text:span><text:span text:style-name="T1">Cieszcie się, weselcie i grajc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ała ziemio wołaj z radości na cześć Pana,</text:span><text:span text:style-name="T1"><text:line-break/></text:span><text:span text:style-name="T1">raduj się, wesel się</text:span><text:span text:style-name="T1"><text:line-break/></text:span><text:span text:style-name="T1">Cała ziemio wołaj z radości na cześć Pana,</text:span><text:span text:style-name="T1"><text:line-break/></text:span><text:span text:style-name="T1">Alleluja, alleluja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4. Śpiewajcie Panu przy wtórze cytry,</text:span><text:span text:style-name="T1"><text:line-break/></text:span><text:span text:style-name="T1">Przy wtórze cytry</text:span><text:span text:style-name="T1"><text:line-break/></text:span><text:span text:style-name="T1">i przy dźwięku harfy.</text:span><text:span text:style-name="T1"><text:line-break/></text:span><text:span text:style-name="T1">Przy trąbach</text:span><text:span text:style-name="T1"><text:line-break/></text:span><text:span text:style-name="T1">i przy głosie rogu,</text:span><text:span text:style-name="T1"><text:line-break/></text:span><text:span text:style-name="T1">Na oczach Pana,</text:span><text:span text:style-name="T1"><text:line-break/></text:span><text:span text:style-name="T1">Króla, się radujc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ała ziemio wołaj z radości na cześć Pana,</text:span><text:span text:style-name="T1"><text:line-break/></text:span><text:span text:style-name="T1">raduj się, wesel się</text:span><text:span text:style-name="T1"><text:line-break/></text:span><text:span text:style-name="T1">Cała ziemio wołaj z radości na cześć Pana,</text:span><text:span text:style-name="T1"><text:line-break/></text:span><text:span text:style-name="T1">Alleluja, alleluja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5. Niech szumi morze i wszystko, co w nim żyje,</text:span><text:span text:style-name="T1"><text:line-break/></text:span><text:span text:style-name="T1">Krąg ziemi i jego mieszkańcy.</text:span><text:span text:style-name="T1"><text:line-break/></text:span><text:span text:style-name="T1">Rzeki niech klaszczą w dłonie,</text:span><text:span text:style-name="T1"><text:line-break/></text:span><text:span text:style-name="T1">Góry niech razem</text:span><text:span text:style-name="T1"><text:line-break/></text:span><text:span text:style-name="T1">wołają z radośc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ała ziemio wołaj z radości na cześć Pana,</text:span><text:span text:style-name="T1"><text:line-break/></text:span><text:span text:style-name="T1">raduj się, wesel się</text:span><text:span text:style-name="T1"><text:line-break/></text:span><text:span text:style-name="T1">Cała ziemio wołaj z radości na cześć Pana,</text:span><text:span text:style-name="T1"><text:line-break/></text:span><text:span text:style-name="T1">Alleluja, alleluja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7-01-02T18:59:40</meta:creation-date>
    <dc:date>2016-04-04T23:03:04.792000000</dc:date>
    <dc:language>pl-PL</dc:language>
    <meta:editing-cycles>42</meta:editing-cycles>
    <meta:editing-duration>PT40M21S</meta:editing-duration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